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e56" officeooo:paragraph-rsid="0003fe56"/>
    </style:style>
    <style:style style:name="P2" style:family="paragraph" style:parent-style-name="Standard">
      <style:text-properties fo:font-weight="bold" officeooo:rsid="0003fe56" officeooo:paragraph-rsid="0003fe56" style:font-weight-asian="bold" style:font-weight-complex="bold"/>
    </style:style>
    <style:style style:name="T1" style:family="text">
      <style:text-properties officeooo:rsid="0003f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Xerox</text:p>
      <text:p text:style-name="P1"/>
      <text:p text:style-name="Standard"/>
      <text:p text:style-name="Standard">Sr. Jaume Pons Coll</text:p>
      <text:p text:style-name="Standard">Gerent de <text:span text:style-name="T1">Xerox</text:span></text:p>
      <text:p text:style-name="Standard">Carrer del Riu, 11</text:p>
      <text:p text:style-name="Standard">Polígon industrial </text:p>
      <text:p text:style-name="P1">Mahon </text:p>
      <text:p text:style-name="P1"/>
      <text:p text:style-name="P1"/>
      <text:p text:style-name="Standard"><text:span text:style-name="T1">Buenos dias</text:span>,</text:p>
      <text:p text:style-name="P1">Desde el instituto IES Joan Ramis i Ramis os solicitamos una comanda de 2 multifunciones</text:p>
      <text:p text:style-name="Standard"/>
      <text:p text:style-name="Standard"><text:s/></text:p>
      <text:p text:style-name="P1">Mientras lo esperamos le mandos saludos de todo el equipo</text:p>
      <text:p text:style-name="Standard"/>
      <text:p text:style-name="Standard">[rúbrica]</text:p>
      <text:p text:style-name="Standard"/>
      <text:p text:style-name="Standard">Anna Gornés Florit</text:p>
      <text:p text:style-name="Standard"/>
      <text:p text:style-name="Standard">Propietària de la botiga Tic-tac Rellotges</text:p>
      <text:p text:style-name="Standard"/>
      <text:p text:style-name="Standard">Ciutadella, 10 de febrer de 2005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2:34:08.350386928</meta:creation-date>
    <dc:date>2025-10-29T12:46:39.507517523</dc:date>
    <meta:editing-duration>PT12M3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58" meta:character-count="341" meta:non-whitespace-character-count="293"/>
  </office:meta>
</office:document-meta>
</file>